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644d6"/>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3b0358"/>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1ced7"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officeooo:rsid="0033b8d4" officeooo:paragraph-rsid="0033b8d4"/>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8" style:family="paragraph" style:parent-style-name="Text_20_body">
      <style:paragraph-properties fo:text-align="justify" style:justify-single-word="false"/>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8" style:family="paragraph" style:parent-style-name="Footnote">
      <style:paragraph-properties fo:margin-left="0in" fo:margin-right="0in" fo:text-indent="0in"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fo:color="#800000" fo:language="ru" fo:country="RU" officeooo:rsid="00259423" officeooo:paragraph-rsid="0021ced7"/>
    </style:style>
    <style:style style:name="P1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31" style:family="paragraph" style:parent-style-name="Text_20_body">
      <style:paragraph-properties fo:margin-left="0in" fo:margin-right="0in" fo:text-align="justify" style:justify-single-word="false" fo:text-indent="0.1965in" style:auto-text-indent="false"/>
      <style:text-properties officeooo:paragraph-rsid="00437114"/>
    </style:style>
    <style:style style:name="P132" style:family="paragraph" style:parent-style-name="Text_20_body">
      <style:paragraph-properties fo:margin-left="0in" fo:margin-right="0in" fo:text-align="justify" style:justify-single-word="false" fo:text-indent="0.1965in" style:auto-text-indent="false"/>
      <style:text-properties officeooo:rsid="00437114" officeooo:paragraph-rsid="00437114"/>
    </style:style>
    <style:style style:name="P1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loext:graphic-properties draw:fill="solid" draw:fill-color="#eeeeee" draw:opacity="100%"/>
      <style:paragraph-properties fo:background-color="#eeeeee"/>
      <style:text-properties fo:language="ru" fo:country="RU"/>
    </style:style>
    <style:style style:name="P142" style:family="paragraph" style:parent-style-name="Heading_20_2">
      <loext:graphic-properties draw:fill="solid" draw:fill-color="#eeeeee" draw:opacity="100%"/>
      <style:paragraph-properties fo:background-color="#eeeeee"/>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officeooo:rsid="0021ced7"/>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dcb50"/>
    </style:style>
    <style:style style:name="T15" style:family="text">
      <style:text-properties fo:language="en" fo:country="US" officeooo:rsid="0044d75e"/>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officeooo:rsid="003673b1" style:font-style-asian="normal" style:font-style-complex="normal"/>
    </style:style>
    <style:style style:name="T27" style:family="text">
      <style:text-properties fo:color="#800000" fo:language="ru" fo:country="RU" fo:font-style="normal" officeooo:rsid="0036e0fe" style:font-style-asian="normal" style:font-style-complex="normal"/>
    </style:style>
    <style:style style:name="T28" style:family="text">
      <style:text-properties fo:color="#800000" fo:language="ru" fo:country="RU" fo:font-style="normal" officeooo:rsid="0037e5ed" style:font-style-asian="normal" style:font-style-complex="normal"/>
    </style:style>
    <style:style style:name="T29" style:family="text">
      <style:text-properties fo:color="#800000" fo:language="ru" fo:country="RU" fo:font-style="normal" officeooo:rsid="003863b0" style:font-style-asian="normal" style:font-style-complex="normal"/>
    </style:style>
    <style:style style:name="T30" style:family="text">
      <style:text-properties fo:color="#800000" fo:language="ru" fo:country="RU" fo:font-style="normal" officeooo:rsid="003997c1" style:font-style-asian="normal" style:font-style-complex="normal"/>
    </style:style>
    <style:style style:name="T31" style:family="text">
      <style:text-properties fo:color="#800000" fo:language="ru" fo:country="RU" fo:font-style="normal" officeooo:rsid="003b0358" style:font-style-asian="normal" style:font-style-complex="normal"/>
    </style:style>
    <style:style style:name="T32" style:family="text">
      <style:text-properties fo:color="#800000" fo:language="ru" fo:country="RU" fo:font-style="normal" officeooo:rsid="00437114" style:font-style-asian="normal" style:font-style-complex="normal"/>
    </style:style>
    <style:style style:name="T33" style:family="text">
      <style:text-properties fo:color="#800000" fo:language="ru" fo:country="RU" fo:font-style="normal" officeooo:rsid="0044d75e" style:font-style-asian="normal" style:font-style-complex="normal"/>
    </style:style>
    <style:style style:name="T34" style:family="text">
      <style:text-properties fo:color="#800000" fo:language="ru" fo:country="RU" fo:background-color="transparent" loext:char-shading-value="0"/>
    </style:style>
    <style:style style:name="T35" style:family="text">
      <style:text-properties fo:color="#800000" fo:language="ru" fo:country="RU" officeooo:rsid="001dcb50"/>
    </style:style>
    <style:style style:name="T36" style:family="text">
      <style:text-properties fo:color="#800000" fo:language="ru" fo:country="RU" officeooo:rsid="0021ced7"/>
    </style:style>
    <style:style style:name="T37" style:family="text">
      <style:text-properties fo:color="#800000" fo:language="ru" fo:country="RU" officeooo:rsid="00259423"/>
    </style:style>
    <style:style style:name="T38" style:family="text">
      <style:text-properties fo:color="#800000" fo:language="ru" fo:country="RU" officeooo:rsid="002644d6"/>
    </style:style>
    <style:style style:name="T39" style:family="text">
      <style:text-properties fo:color="#800000" fo:language="ru" fo:country="RU" officeooo:rsid="0026a637"/>
    </style:style>
    <style:style style:name="T40" style:family="text">
      <style:text-properties fo:color="#800000" fo:language="ru" fo:country="RU" officeooo:rsid="002b0da7"/>
    </style:style>
    <style:style style:name="T41" style:family="text">
      <style:text-properties fo:color="#800000" fo:language="ru" fo:country="RU" officeooo:rsid="002ecd1a"/>
    </style:style>
    <style:style style:name="T42" style:family="text">
      <style:text-properties fo:color="#800000" fo:language="ru" fo:country="RU" officeooo:rsid="003214fa"/>
    </style:style>
    <style:style style:name="T43" style:family="text">
      <style:text-properties fo:color="#800000" fo:language="ru" fo:country="RU" officeooo:rsid="0033981f"/>
    </style:style>
    <style:style style:name="T44" style:family="text">
      <style:text-properties fo:color="#800000" fo:language="ru" fo:country="RU" officeooo:rsid="0033b8d4"/>
    </style:style>
    <style:style style:name="T45" style:family="text">
      <style:text-properties fo:color="#800000" fo:language="ru" fo:country="RU" officeooo:rsid="0033f7da"/>
    </style:style>
    <style:style style:name="T46" style:family="text">
      <style:text-properties fo:color="#800000" fo:language="ru" fo:country="RU" officeooo:rsid="0034e441"/>
    </style:style>
    <style:style style:name="T47" style:family="text">
      <style:text-properties fo:color="#800000" fo:language="ru" fo:country="RU" officeooo:rsid="003673b1"/>
    </style:style>
    <style:style style:name="T48" style:family="text">
      <style:text-properties fo:color="#800000" fo:language="ru" fo:country="RU" officeooo:rsid="0036f987"/>
    </style:style>
    <style:style style:name="T49" style:family="text">
      <style:text-properties fo:color="#800000" fo:language="ru" fo:country="RU" officeooo:rsid="003b0358"/>
    </style:style>
    <style:style style:name="T50" style:family="text">
      <style:text-properties fo:color="#800000" fo:language="ru" fo:country="RU" officeooo:rsid="0041ba08"/>
    </style:style>
    <style:style style:name="T51" style:family="text">
      <style:text-properties fo:color="#800000" fo:language="ru" fo:country="RU" officeooo:rsid="00437114"/>
    </style:style>
    <style:style style:name="T52" style:family="text">
      <style:text-properties fo:color="#800000" fo:language="en" fo:country="US"/>
    </style:style>
    <style:style style:name="T53" style:family="text">
      <style:text-properties fo:color="#ff6600"/>
    </style:style>
    <style:style style:name="T54" style:family="text">
      <style:text-properties fo:color="#ff6600" fo:language="ru" fo:country="RU"/>
    </style:style>
    <style:style style:name="T55" style:family="text">
      <style:text-properties fo:font-weight="bold" style:font-weight-asian="bold" style:font-weight-complex="bold"/>
    </style:style>
    <style:style style:name="T56" style:family="text">
      <style:text-properties style:use-window-font-color="true"/>
    </style:style>
    <style:style style:name="T57" style:family="text">
      <style:text-properties style:use-window-font-color="true" fo:language="ru" fo:country="RU"/>
    </style:style>
    <style:style style:name="T58" style:family="text">
      <style:text-properties style:use-window-font-color="true" fo:language="ru" fo:country="RU" fo:font-style="normal" style:font-style-asian="normal" style:font-style-complex="normal"/>
    </style:style>
    <style:style style:name="T59" style:family="text">
      <style:text-properties style:use-window-font-color="true" fo:language="ru" fo:country="RU" fo:font-style="normal" fo:font-weight="normal" style:font-style-asian="normal" style:font-weight-asian="normal" style:font-style-complex="normal" style:font-weight-complex="normal"/>
    </style:style>
    <style:style style:name="T60" style:family="text">
      <style:text-properties style:use-window-font-color="true" fo:language="ru" fo:country="RU" fo:font-style="italic" style:font-style-asian="italic" style:font-style-complex="italic"/>
    </style:style>
    <style:style style:name="T61" style:family="text">
      <style:text-properties style:use-window-font-color="true" fo:language="en" fo:country="US"/>
    </style:style>
    <style:style style:name="T62" style:family="text">
      <style:text-properties style:use-window-font-color="true" fo:language="en" fo:country="US" fo:font-style="normal" style:font-style-asian="normal" style:font-style-complex="normal"/>
    </style:style>
    <style:style style:name="T63" style:family="text">
      <style:text-properties style:use-window-font-color="true" fo:language="en" fo:country="US" fo:font-style="normal" fo:background-color="transparent" loext:char-shading-value="0" style:font-style-asian="normal" style:font-style-complex="normal"/>
    </style:style>
    <style:style style:name="T64" style:family="text">
      <style:text-properties style:use-window-font-color="true" fo:language="en" fo:country="US" fo:font-weight="normal" style:font-weight-asian="normal" style:font-weight-complex="normal"/>
    </style:style>
    <style:style style:name="T65" style:family="text">
      <style:text-properties style:use-window-font-color="true" fo:font-style="normal" style:font-style-asian="normal" style:font-style-complex="normal"/>
    </style:style>
    <style:style style:name="T66" style:family="text">
      <style:text-properties style:use-window-font-color="true" fo:font-style="normal" fo:background-color="transparent" loext:char-shading-value="0" style:font-style-asian="normal" style:font-style-complex="normal"/>
    </style:style>
    <style:style style:name="T67" style:family="text">
      <style:text-properties fo:background-color="transparent" loext:char-shading-value="0"/>
    </style:style>
    <style:style style:name="T68" style:family="text">
      <style:text-properties style:text-position="super 58%"/>
    </style:style>
    <style:style style:name="T69" style:family="text">
      <style:text-properties fo:color="#c5000b"/>
    </style:style>
    <style:style style:name="T70" style:family="text">
      <style:text-properties fo:language="fr" fo:country="FR"/>
    </style:style>
    <style:style style:name="T71" style:family="text">
      <style:text-properties fo:color="#0000ff"/>
    </style:style>
    <style:style style:name="T72" style:family="text">
      <style:text-properties fo:color="#3333ff"/>
    </style:style>
    <style:style style:name="T73" style:family="text">
      <style:text-properties fo:font-style="normal" style:font-style-asian="normal" style:font-style-complex="normal"/>
    </style:style>
    <style:style style:name="T74" style:family="text">
      <style:text-properties fo:color="#0066ff"/>
    </style:style>
    <style:style style:name="T75" style:family="text">
      <style:text-properties fo:color="#0066ff" fo:language="en" fo:country="US" fo:font-style="normal" fo:background-color="transparent" loext:char-shading-value="0" style:font-style-asian="normal" style:font-style-complex="normal"/>
    </style:style>
    <style:style style:name="T76" style:family="text">
      <style:text-properties fo:background-color="#ffff00" loext:char-shading-value="0"/>
    </style:style>
    <style:style style:name="T77" style:family="text">
      <style:text-properties fo:color="#00ccff"/>
    </style:style>
    <style:style style:name="T78" style:family="text">
      <style:text-properties fo:font-weight="normal" style:font-weight-asian="normal" style:font-weight-complex="normal"/>
    </style:style>
    <style:style style:name="T79" style:family="text">
      <style:text-properties officeooo:rsid="0020d329"/>
    </style:style>
    <style:style style:name="T80" style:family="text">
      <style:text-properties officeooo:rsid="0026a637"/>
    </style:style>
    <style:style style:name="T81" style:family="text">
      <style:text-properties officeooo:rsid="002b0da7"/>
    </style:style>
    <style:style style:name="T82" style:family="text">
      <style:text-properties officeooo:rsid="003c86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85223722826675176"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7331826679573861997" text:style-name="L2">
        <text:list-item>
          <text:p text:style-name="P122">«Великие грифоны прошлого» - из канона (5<text:span text:style-name="T8">s8e)</text:span></text:p>
        </text:list-item>
        <text:list-item>
          <text:p text:style-name="P122">«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67">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76">Тайны Тайных Наук</text:span>» - обмен</text:p>
        </text:list-item>
        <text:list-item>
          <text:p text:style-name="P123">«Основы Заклятий» - обмен</text:p>
        </text:list-item>
        <text:list-item>
          <text:p text:style-name="P122">«Мамочка, А Что Это Истекает Из Моего Рога? - Введение В Магию Для Маленьких <text:soft-page-break/>Единорогов» - обмен</text:p>
        </text:list-item>
      </text:list>
      <text:p text:style-name="P7"/>
      <text:h text:style-name="Heading_20_2" text:outline-level="2">Факты об Эквестрии <text:span text:style-name="T1">(согласовать с вики)</text:span></text:h>
      <text:list xml:id="list7897585972790820990"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8">Искусственный интеллект. Создан Владом и Максом. Разработан для управления корпорациями.</text:p>
      <text:h text:style-name="Heading_20_3" text:outline-level="3">Норф</text:h>
      <text:p text:style-name="P8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39" text:outline-level="2">1. Терра</text:h>
      <text:p text:style-name="P29">музыка - кондовая электронная, холодная и отчаянная (Electronics “Disappointed”)</text:p>
      <text:p text:style-name="P97">&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8">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64"><text:span text:style-name="T8">&gt;\</text:span>Привет, Нексус. Это Макс.</text:p>
      <text:p text:style-name="P64"><text:span text:style-name="T8">&lt;\</text:span>Привет Макс. <text:span text:style-name="T1">Рад тебя видеть. Где ты отсутствовал три дня?</text:span></text:p>
      <text:p text:style-name="P6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7"/>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4"><text:span text:style-name="T8">&gt;\</text:span>Как называется наш проект?</text:p>
      <text:p text:style-name="P64"><text:span text:style-name="T8">&lt;\</text:span>Дайсон.</text:p>
      <text:p text:style-name="P64"><text:span text:style-name="T8">&gt;\</text:span>Сколько тебе лет?</text:p>
      <text:p text:style-name="P64"><text:soft-page-break/><text:span text:style-name="T8">&lt;\</text:span>Два года с начала запуска кластера.</text:p>
      <text:p text:style-name="P64"><text:span text:style-name="T8">&gt;\</text:span>Какой сейчас год?</text:p>
      <text:p text:style-name="P64"><text:span text:style-name="T8">&gt;\</text:span>202<text:span text:style-name="T1">1</text:span>-й.</text:p>
      <text:p text:style-name="P28"/>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4"><text:span text:style-name="T8">&gt;\</text:span>Нексус, отключи память <text:span text:style-name="T1">заданий</text:span> за последнюю неделю.</text:p>
      <text:p text:style-name="P64"><text:span text:style-name="T8">&lt;\</text:span>Выполнено.</text:p>
      <text:p text:style-name="P6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8">&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8">&lt;\</text:span><text:span text:style-name="T1">Выполняю задачу</text:span>...</text:p>
      <text:p text:style-name="P65"><text:span text:style-name="T8">&lt;\</text:span>...</text:p>
      <text:p text:style-name="P65"><text:span text:style-name="T8">&lt;\</text:span>Решение:</text:p>
      <text:p text:style-name="P6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8">:47.bmf»</text:span></text:p>
      <text:p text:style-name="P27"/>
      <text:p text:style-name="P36">&lt;<text:span text:style-name="T1">как-то говённо. Улучшить</text:span>&gt;</text:p>
      <text:p text:style-name="P42">Хм, не понял? Ч<text:span text:style-name="T1">ё</text:span> за хрень?</text:p>
      <text:p text:style-name="P42"/>
      <text:p text:style-name="P64"><text:span text:style-name="T8">&gt;</text:span>\Нексус, почему ты используешь жёсткие настройки <text:span text:style-name="T1">для решения задачи</text:span>?</text:p>
      <text:p text:style-name="P64"><text:span text:style-name="T8">&lt;\</text:span>Настройки правильные, <text:span text:style-name="T1">Макс</text:span>.</text:p>
      <text:p text:style-name="P28"/>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8"/>
      <text:p text:style-name="P6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8"/>
      <text:p text:style-name="P42">Вместо ответа Нексус выплюнул в консоль длинную строку букв и служебных символов, среди которых бросилась в глаза строка “<text:span text:style-name="T55">incompartible interface Analytics v.0.93 beta</text:span>”</text:p>
      <text:p text:style-name="P42">Ага, уже теплее.</text:p>
      <text:p text:style-name="P42"/>
      <text:p text:style-name="P64"><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98">***</text:p>
      <text:p text:style-name="P98"/>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5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7">Музыка быстрая, тревожная, надорваная и печальная (Pet Shop Boys “So Hard” ?)</text:p>
      <text:p text:style-name="P31"/>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3">Описание получше. Подземелье</text:span><text:span text:style-name="T8">&gt; </text:span><text:soft-page-break/><text:span text:style-name="T8">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61">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6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56">верх</text:span>…</text:p>
      <text:p text:style-name="P7">Тут м<text:span text:style-name="T8">еня, </text:span>наконец,<text:span text:style-name="T8"> стошнило. Буквально вывернуло наизнанку: из носа текло, в глазах стояли слёзы. </text:span></text:p>
      <text:p text:style-name="P7"><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7"><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5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5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6">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2">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56">,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5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7"><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8">–</text:span> ТЫ!!! ТЫ!..</text:p>
      <text:p text:style-name="P7"><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2"/>
      <text:h text:style-name="Heading_20_2" text:outline-level="2"><text:span text:style-name="T8">3. </text:span>Кантерлот</text:h>
      <text:p text:style-name="P68">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8431763867818764264"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9"/>
      <text:p text:style-name="P13">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text:soft-page-break/>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Разумеется, я чётко следую королевскому указу уничтожать все испорченные и бракованные <text:span text:style-name="T56">парящие платформы.</text:span> Но дворцовым бюрократам необязательно ж знать, КАК я их уничтожаю, хе-хе! Некоторые из <text:span text:style-name="T56">платформ </text:span>уничтожаются путём <text:span text:style-name="T1">усиленного</text:span> износа, будучи частью экспериментальных колесниц! “Лорен” я сделал на базе <text:span text:style-name="T5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56">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8">4. </text:span>Библиотека</text:h>
      <text:p text:style-name="P20">&lt;<text:span text:style-name="T7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6">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3">Селестия нахмурилась и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text:soft-page-break/></text:p>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2">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6">–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text:span><text:span text:style-name="T7">Блестнула молния фотовспышки.</text:span></text:p>
      <text:p text:style-name="P46"><text:soft-page-break/><text:span text:style-name="T1">– Занавес. </text:span>– <text:s/><text:span text:style-name="T1">подытожил я.</text:span></text:p>
      <text:p text:style-name="P46"/>
      <text:h text:style-name="P140"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text:soft-page-break/>–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text:soft-page-break/>– Аааа, я его знаю!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71">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text:soft-page-break/>–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39" text:outline-level="2">6. Стыд</text:h>
      <text:p text:style-name="P53"/>
      <text:p text:style-name="P59">~~~ Завтра на семь в библиотеке ~~~</text:p>
      <text:p text:style-name="P59"/>
      <text:p text:style-name="P53">–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72">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8">—</text:span> осень, за осенью <text:span text:style-name="T58">—</text:span> зима. <text:s/>Если пошёл дождь, должно быть мокро, если выпал снег <text:span text:style-name="T5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8">—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ткнуть ей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Теперь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69">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59"><text:soft-page-break/><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p>
      <text:p text:style-name="P46"/>
      <text:p text:style-name="P53">Тоже мне, философ выискался, Диоген копытный! Вот не люблю, когда всякие "гуру" с глубокомысленным видом порют чушь. Эквестрия <text:span text:style-name="T10">—</text:span> отличная страна, пони <text:span text:style-name="T10">— </text:span><text:span text:style-name="T8">прекрасные создания, порядки тут отличные!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3"> </text:span><text:span text:style-name="T62">— вся архитектура явно </text:span><text:span text:style-name="T58">была </text:span><text:span text:style-name="T62">заточена под крылатых. Таких, для которых приземлиться на балкон в тронном зале или уйти через портик на крыше</text:span><text:span text:style-name="T73"> </text:span><text:span text:style-name="T62">— обычное дело. </text:span><text:span text:style-name="T73">Хорошо, что ежедневные посещения каретной мастерской подняли мой тонус, изрядно посаженный сидячим образом жизни.</text:span></text:p>
      <text:p text:style-name="P1"><text:span text:style-name="T7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6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8">Каменный пол комнаты был покрыт розовым ковром с длиннейшим ворсом.</text:span><text:span text:style-name="T62"> </text:span><text:span text:style-name="T58">Его центр занимал высокий </text:span><text:span text:style-name="T62">кругл</text:span><text:span text:style-name="T58">ый</text:span><text:span text:style-name="T62"> </text:span><text:span text:style-name="T58">футон</text:span><text:span text:style-name="T62"> </text:span><text:span text:style-name="T58">с</text:span><text:span text:style-name="T62"> велик</text:span><text:span text:style-name="T58">им</text:span><text:span text:style-name="T62"> множество</text:span><text:span text:style-name="T58">м</text:span><text:span text:style-name="T6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3">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text:soft-page-break/>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6">–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p>
      <text:p text:style-name="P1"><text:span text:style-name="T62">– </text:span><text:span text:style-name="T58">Говорят, в </text:span><text:span text:style-name="T18">Додж </text:span><text:span text:style-name="T19">Джанкшн</text:span><text:span text:style-name="T5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62">– </text:span><text:span text:style-name="T65">А из Пинто Крика уже месяц нет новостей...</text:span></text:p>
      <text:p text:style-name="P7"><text:span text:style-name="T62">– </text:span><text:span text:style-name="T6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65">– </text:span>“<text:span text:style-name="T1">Что я могу сделать, чтобы вернуть всё назад?</text:span>”</text:p>
      <text:p text:style-name="P16"><text:span text:style-name="T65">– </text:span><text:span text:style-name="T58">Так и сказала?</text:span></text:p>
      <text:p text:style-name="P1"><text:span text:style-name="T62">– </text:span><text:span text:style-name="T58">Да, </text:span><text:span text:style-name="T59">Фэнси</text:span><text:span text:style-name="T5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65">– </text:span><text:span text:style-name="T58">Что бы это значило, Флер?</text:span></text:p>
      <text:p text:style-name="P16"><text:span text:style-name="T65">– </text:span><text:span text:style-name="T58">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61">— </text:span><text:span text:style-name="T5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6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6">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6"/>
      <text:p text:style-name="P1"><text:span text:style-name="T63">&lt;</text:span><text:span text:style-name="T75">Mark Knopfler - </text:span><text:span text:style-name="T74">Hill Farmer's Blues</text:span><text:span text:style-name="T63">&gt;</text:span></text:p>
      <text:p text:style-name="P50">***</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oft-page-break/>–<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6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text:soft-page-break/>–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6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62">–</text:span><text:span text:style-name="T58"> Эй, верзила, поосторожнее, лягать тя в круп!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53">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6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58">под твоим руководством</text:span><text:span text:style-name="T62">.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9">***</text:p>
      <text:p text:style-name="P46"/>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по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52">Луна является изо сна и запрещает Твайлайт дальнейшие исследования – потом Макс встречается с ней во сне</text:span><text:span text:style-name="T8">&gt;</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9"/>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е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59">– Хм. Ясно. Продолжай, Твайлайт.</text:p>
      <text:p text:style-name="P53"><text:soft-page-break/></text:p>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68">&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4">— солнце. Моё солнце.</text:span><text:span text:style-name="T6">»</text:span></text:p>
      <text:p text:style-name="P14">Я остановилась перед дверью. Два фута брони отделяли меня от Эквестрии. Два фута и двадцать пять лет.</text:p>
      <text:p text:style-name="P24"><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7">Я прошла сквозь дверь.</text:p>
      <text:p text:style-name="P7">Снаружи вставало солнце. Луч света осветил покрытые рыжей пылью руины...</text:p>
      <text:p text:style-name="P7">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5">***</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78">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я: человеки?</text:p>
      <text:p text:style-name="P9"/>
      <text:p text:style-name="P5">***</text:p>
      <text:p text:style-name="P53">&lt;<text:span text:style-name="T77">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5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4">Примечания: очевидно, что причина исчезновений пони<text:span text:style-name="T78"> </text:span><text:span text:style-name="T64">— чёрный экран. Он высасывает из </text:span>эгрегора Эквестрии (места, откуда берутся и куда уходят <text:span text:style-name="T1">всепони</text:span><text:span text:style-name="T6">, </text:span><text:span text:style-name="T64">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5">***</text:p>
      <text:p text:style-name="P1"/>
      <text:p text:style-name="P24">Сим повелеваем прекратить дальнейшие эксперименты<text:span text:style-name="T5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6">Принцесса Луна</text:p>
      <text:p text:style-name="P1"/>
      <text:h text:style-name="Heading_20_2" text:outline-level="2">12. День сурка</text:h>
      <text:p text:style-name="P16">&lt;<text:span text:style-name="T72">Seal - amazing</text:span>&gt;</text:p>
      <text:p text:style-name="P7">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9">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9">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7">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7"><text:span text:style-name="T6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7">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7">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7">…</text:p>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text:soft-page-break/>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2">***</text:p>
      <text:p text:style-name="P7"/>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62">—</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нял её с лица, скомкал и машинально положил в карман.</text:span></text:p>
      <text:p text:style-name="P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7">…</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58">–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62"> </text:span><text:span text:style-name="T58">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62">. Годится?</text:span></text:p>
      <text:p text:style-name="P1"><text:span text:style-name="T8">–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58">.</text:span></text:p>
      <text:p text:style-name="P53">…</text:p>
      <text:p text:style-name="P53">Вырвавшись от всезнайки на свежий воздух, я направился в центр.</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яшка.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78">именно в такой последовательности.</text:span></text:p>
      <text:p text:style-name="P53"><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78">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что ли, написано?!</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oft-page-break/><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познакомиться ещё раз!</text:p>
      <text:p text:style-name="P53">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7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78">эт правда?</text:span></text:p>
      <text:p text:style-name="P53"><text:span text:style-name="T13">– </text:span><text:span text:style-name="T78">Какая из? Их много, вообще-то. Ик!</text:span></text:p>
      <text:p text:style-name="P53"><text:span text:style-name="T13">– </text:span><text:span text:style-name="T78">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78">Макс, </text:span><text:span text:style-name="T13">– </text:span><text:span text:style-name="T78">захихикала Пинки, взъерошив копытами розовые кудряшки и попытавшись соорудить из них бороду, </text:span><text:span text:style-name="T13">– </text:span><text:span text:style-name="T7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3"><text:span text:style-name="T13">– </text:span><text:span text:style-name="T7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78">Ты что-о-о! Нельзя любить фаэри! Она похитит твоё сердце, и ты будешь искать её, пока не... </text:span><text:span text:style-name="T13">– </text:span><text:soft-page-break/><text:span text:style-name="T78">Пинки погрузилась в так и не съеденный салат «по-Кантерлотски» и захрапела.</text:span></text:p>
      <text:p text:style-name="P53"><text:span text:style-name="T13">– </text:span><text:span text:style-name="T78">Пока не умру?</text:span></text:p>
      <text:p text:style-name="P53"><text:span text:style-name="T13">– </text:span><text:span text:style-name="T78">Нет, глупенький, </text:span><text:span text:style-name="T13">– </text:span><text:span text:style-name="T78">пробулькала Пинки из миски. </text:span><text:span text:style-name="T13">– </text:span><text:span text:style-name="T78">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text:soft-page-break/>Кобылка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н<text:span text:style-name="T81">а</text:span> из <text:span text:style-name="T81">разгонных ступеней</text:span> оторвал<text:span text:style-name="T81">ась</text:span> от его борта и отправил<text:span text:style-name="T81">ась</text:span> в самостоятельное путешествие. Аппарат резко накренился и принялся падать по параболе, постепенно разгоняясь оставшимися <text:span text:style-name="T81">ступенями</text:span>.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они деваются?</text:p>
      <text:p text:style-name="P57"><text:span text:style-name="T8">– М</text:span>ожет, он их ест? Вот и Скуталу куда-то пропала...</text:p>
      <text:p text:style-name="P57">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7"/>
      <text:p text:style-name="P58">***<text:line-break/></text:p>
      <text:p text:style-name="P7">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9"/>
      <text:p text:style-name="P9">Кому: Человеку Максу, Понивилль.</text:p>
      <text:p text:style-name="P9">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7">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12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мэйнхэттенская компания алмазных псов, производящая рубиновые резонаторы для ускорителей <text:span text:style-name="T8">—</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text:span text:style-name="T79">до сих пор не расшифрованное </text:span>послесловие заклинания:</text:p>
      <text:p text:style-name="P62">«<text:span text:style-name="T8">P.S. Н</text:span>е гневите мироздание воровством! <text:span text:style-name="T55">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голову <text:span text:style-name="T80">тебе </text:span>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13. Мэйнхэттен</text:h>
      <text:p text:style-name="P59"/>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его головой и упал ему на голову.</text:p>
      <text:p text:style-name="P57"><text:span text:style-name="T8">– </text:span>Не отсылается. </text:p>
      <text:p text:style-name="P7"/>
      <text:p text:style-name="P7"/>
      <text:p text:style-name="P3"><text:span text:style-name="T14">&lt;</text:span><text:span text:style-name="T35">Макс</text:span><text:span text:style-name="T22"> с Рэйнбоу </text:span><text:span text:style-name="T35">отправляются в Мэйнхеттен за резонатором для ускорителя (Дэш </text:span><text:span text:style-name="T39">пришлось </text:span><text:span text:style-name="T38">сопровождать Макса, </text:span><text:span text:style-name="T40">чтоб </text:span><text:span text:style-name="T41">быстро отнести р</text:span><text:span text:style-name="T42">е</text:span><text:span text:style-name="T41">зонатор обратно в Понивилль, чтоб Твайлайт занялась его настройкой, пока Макс будет возвращаться поездом. </text:span><text:span text:style-name="T42">Самому Максу пришлось отправиться в Фетлок, потому что мандат был на его имя</text:span><text:span text:style-name="T41">)</text:span><text:span text:style-name="T35">.</text:span></text:p>
      <text:p text:style-name="P3"><text:span text:style-name="T36">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text:span><text:span text:style-name="T44">Также по дороге — авария (релься провалились в очередной провал).</text:span><text:span text:style-name="T36"> В пригороде Мэйнхэттена — Фетлоке — они находят павильон с </text:span><text:span text:style-name="T43">ускорителем и</text:span><text:span text:style-name="T37"> экспроприируют </text:span><text:span text:style-name="T43">его резонатор</text:span><text:span text:style-name="T37">, преодолевая сопротивление охраны (охрана накинулась на Макса, так как утром </text:span><text:span text:style-name="T43">уже </text:span><text:span text:style-name="T37">вышла газета об исчезновении Селестии </text:span><text:span text:style-name="T43">и обвинении Макса в киднэппинге </text:span><text:span text:style-name="T37">— Макс с Дэш узнают об этом </text:span><text:span text:style-name="T49">в Понивилле, </text:span><text:span text:style-name="T43">прочитав газету</text:span><text:span text:style-name="T37">). </text:span></text:p>
      <text:p text:style-name="P71"><text:span text:style-name="T37">П</text:span><text:span text:style-name="T23">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text:span><text:span text:style-name="T50">По дороге видят обеспоневшую Эквестрию (а многие </text:span><text:span text:style-name="T51">оставшиеся </text:span><text:span text:style-name="T50">пони без магии </text:span><text:span text:style-name="T51">уже </text:span><text:span text:style-name="T50">превратились в неразумных лошадок).</text:span></text:p>
      <text:p text:style-name="P129"/>
      <text:p text:style-name="P129"><text:soft-page-break/></text:p>
      <text:p text:style-name="P129"/>
      <text:p text:style-name="P131"><text:span text:style-name="T44">В Понивилле</text:span><text:span text:style-name="T22"> — эксперимент с Воплощением Индрэ на </text:span><text:span text:style-name="T44">Макс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44">Макс </text:span><text:span text:style-name="T47">видит дерево реальностей Эквестрии и </text:span><text:span text:style-name="T44">в своём </text:span><text:span text:style-name="T47">сне-прошлом</text:span><text:span text:style-name="T44"> в</text:span><text:span text:style-name="T22">идит Селестию в очереди на вылет - </text:span><text:span text:style-name="T44">и в</text:span><text:span text:style-name="T22">идит, куда ведёт чёрный экран </text:span><text:span text:style-name="T48">(в мир людей)</text:span><text:span text:style-name="T22">. </text:span><text:span text:style-name="T45">Также он видит сон-</text:span><text:span text:style-name="T46">будущее</text:span><text:span text:style-name="T45"> со скелетом-Селестией, <text:s/>понями без разума и безжизненной, испещрённой провалами Эквестрией — там он встречает Луну. </text:span><text:span text:style-name="T47">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text:span><text:span text:style-name="T26">П</text:span><text:span text:style-name="T25">онивилля (Макса заметили при входе в библиотеку) через туннель в подвале — выжжен ускорителем в прошлый эксперимент </text:span><text:span text:style-name="T27">Твайлайт </text:span><text:span text:style-name="T25">— ведёт на обрывистый берег реки. </text:span><text:span text:style-name="T27">На выходе из тоннеля -</text:span><text:span text:style-name="T25"> встреча с Луной. </text:span><text:span text:style-name="T28">Потом — поездка в Кантерлот на парящей колеснице Луны (для безопасности Макса). Дэш отправляется с ним. </text:span><text:span text:style-name="T29">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text:span><text:span text:style-name="T30">Пинки, Рэрити — они хотят открыть окно с помощью магов (Селестию должна заменить шестёрка Элементов). </text:span></text:p>
      <text:p text:style-name="P132"><text:span text:style-name="T30">В </text:span><text:span text:style-name="T25">Кантерлоте после землятрясения и разрушения половины города, за Максом началась охота — он спасается на «Королеве Лорен) (его утягивает </text:span><text:span text:style-name="T33">до башни Луны </text:span><text:span text:style-name="T25">Дэш, до колесницы ему помогает пробраться Индиго).</text:span></text:p>
      <text:p text:style-name="P131"><text:span text:style-name="T32">В</text:span><text:span text:style-name="T30">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span></text:p>
      <text:p text:style-name="P4"><text:span text:style-name="T31">Дальше - написано</text:span>&gt;</text:p>
      <text:p text:style-name="P46"/>
      <text:p text:style-name="P33"><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6">&lt;<text:span text:style-name="T1">Без магии поин становятся безмозглыми животными-пони</text:span>&gt;</text:p>
      <text:p text:style-name="P40"/>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9">- В соответствии с законом от … «Об отсутствии одного из соправителей диархии» принимаю всю власть на себя!</text:p>
      <text:p text:style-name="P39">-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39">&lt;Добавить грозный выход Луны для противостояния повстанцам&gt;</text:p>
      <text:p text:style-name="P62"/>
      <text:p text:style-name="P53"/>
      <text:p text:style-name="P46"/>
      <text:p text:style-name="P53">Но реальная <text:span text:style-name="T82">Эквестрия</text:span> здорово отличалась от сериальной. </text:p>
      <text:p text:style-name="P53"><text:soft-page-break/></text:p>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5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p>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oft-page-break/><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7"/>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text:soft-page-break/>тому же они биологически бессмертны.</text:p>
      <text:p text:style-name="P12">***</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54">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53">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5">&gt;</text:span></text:p>
      <text:p text:style-name="P53"/>
      <text:h text:style-name="P142" text:outline-level="2">Сон Рэрити</text:h>
      <text:p text:style-name="P2"/>
      <text:p text:style-name="P2">… в огромном пустом пространстве, а меня окружают звёзды, <text:span text:style-name="T1">–</text:span> рассказывала Рэрити, когда мы с <text:soft-page-break/>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6">***</text:p>
      <text:p text:style-name="P2"/>
      <text:p text:style-name="P2"><text:span text:style-name="T8">&lt;</text:span><text:span text:style-name="T22">Влад рассказывает Максу о своём сне </text:span><text:span text:style-name="T52">—</text:span><text:span text:style-name="T22"> как он был поняхой, а потом проснулся в мире Терры</text:span><text:span text:style-name="T8">&gt;</text:span></text:p>
      <text:p text:style-name="P2"/>
      <text:p text:style-name="P2"/>
      <text:p text:style-name="P6">***</text:p>
      <text:p text:style-name="P17"/>
      <text:p text:style-name="P16"/>
      <text:p text:style-name="P17"><text:span text:style-name="T67">&lt;</text:span><text:span text:style-name="T34">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66">&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4"><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6">***</text:p>
      <text:p text:style-name="P17"/>
      <text:p text:style-name="P2"><text:span text:style-name="T8">&lt;Луна - </text:span><text:span text:style-name="T22">Видишь ли, аликорну очень трудно отказать. У них очень сильный характер. Характер, </text:span><text:soft-page-break/><text:span text:style-name="T22">закалённый тысячелетиями. Чтобы говорить с ними на равных, нужно, по-крайней мере, обладать характером не слабее.</text:span><text:span text:style-name="T8">&gt;</text:span></text:p>
      <text:p text:style-name="P17"/>
      <text:h text:style-name="P142" text:outline-level="2">Рейд пони-рэйнджеров</text:h>
      <text:p text:style-name="P2">&lt;Магия изо всех окраин Эквестрии бежит к её центру — в Вечнодикий лес&gt;</text:p>
      <text:p text:style-name="P32">(леденящий душу триллер, музыка тревожная)</text:p>
      <text:p text:style-name="P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2"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6"/>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2" text:outline-level="2">В библиотеке замка Селестии</text:h>
      <text:p text:style-name="P92"/>
      <text:p text:style-name="P3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2" text:outline-level="2">Понивилль</text:h>
      <text:p text:style-name="P2"/>
      <text:h text:style-name="P14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42"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2" text:outline-level="2">Сон Макса</text:h>
      <text:p text:style-name="P92"/>
      <text:p text:style-name="P2"><text:span text:style-name="T8">&lt;</text:span><text:span text:style-name="T22">он медленно просыпается от комы в больнице в отделении реанимации после падения (упал на </text:span><text:soft-page-break/><text:span text:style-name="T22">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52">–</text:span><text:span text:style-name="T22"> Готова, </text:span><text:span text:style-name="T52">–</text:span><text:span text:style-name="T22"> процедила она.</text:span><text:span text:style-name="T8">&gt;</text:span></text:p>
      <text:p text:style-name="P6">***</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4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oft-page-break/><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oft-page-break/><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52">–</text:span><text:span text:style-name="T22"> Пинки? </text:span><text:span text:style-name="T52">–</text:span><text:span text:style-name="T22"> Дэш сморщила нос. </text:span><text:span text:style-name="T52">–</text:span><text:span text:style-name="T22"> Я скажу ей, чтоб больше не </text:span><text:span text:style-name="T52">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oft-page-break/><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52">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oft-page-break/><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text:soft-page-break/>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2"/>
      <text:p text:style-name="P92"/>
      <text:p text:style-name="P92"/>
      <text:p text:style-name="P92"/>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4">Пинки дёрнулась на месте, но промолчала.</text:p>
      <text:p text:style-name="P2"><text:span text:style-name="T52">–</text:span><text:span text:style-name="T22"> Я расскажу, - шагнула вперёд радужная пегаска. </text:span><text:span text:style-name="T52">–</text:span><text:span text:style-name="T22"> Хотя вряд ли ты узнаешь что-то полезное. Там галиматья какая-то…</text:span><text:span text:style-name="T8">&gt;</text:span></text:p>
      <text:p text:style-name="P2"><text:span text:style-name="T8">&lt;</text:span><text:span text:style-name="T22">После рассказа РД рассказывает Пинки. При расказе становится ясно её безумие </text:span><text:span text:style-name="T52">—</text:span><text:span text:style-name="T22"> она становится Пинкаминой из-за её сна </text:span><text:span text:style-name="T52">—</text:span><text:span text:style-name="T22"> “Кексиков”. Также она видит во сне центр Эгрегора Эквестрии </text:span><text:span text:style-name="T52">—</text:span><text:span text:style-name="T22"> Селестию. И она видит, как Селестия превращается в набор цифр и уходит в экран </text:span><text:span text:style-name="T52">—</text:span><text:span text:style-name="T22"> в мир Терры.</text:span></text:p>
      <text:p text:style-name="P34">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52">—</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52">—</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7"/>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2" text:outline-level="2"><text:soft-page-break/></text:h>
      <text:p text:style-name="P6">***</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2"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oft-page-break/><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2" text:outline-level="2">Поиск решения</text:h>
      <text:p text:style-name="P92"/>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7"/>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52">—</text:span><text:span text:style-name="T22"> Луна создаёт обратный коридор в срок.</text:span><text:span text:style-name="T8">&gt;</text:span></text:p>
      <text:p text:style-name="P2"/>
      <text:h text:style-name="P14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52">—</text:span><text:span text:style-name="T23"> </text:span><text:span text:style-name="T52">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8">&lt;</text:span><text:span text:style-name="T22">высоко летать нельзя из-за молний</text:span><text:span text:style-name="T8">&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5">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5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7"/>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42" text:outline-level="2">Безнадёжность</text:h>
      <text:p text:style-name="P1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42" text:outline-level="2">След?</text:h>
      <text:p text:style-name="P92"/>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5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2"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3"><text:soft-page-break/>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8">– </text:span>Ну хорошо. Убедила. В конце-концов, можем поступить так. Вы с Флатти вернётесь обратно а я продолжу поиски здесь.</text:p>
      <text:p text:style-name="P76"><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6"><text:span text:style-name="T8">– </text:span>Вы можете связываться со мной раз в месяц по коридору.</text:p>
      <text:p text:style-name="P7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8">– </text:span>Конечно оставаться. Кто ещё, кроме нас, может найти её?</text:p>
      <text:p text:style-name="P76"><text:span text:style-name="T8">– </text:span>Я думал, ты не сможешь оставить Энджела и всех остальных надолго.</text:p>
      <text:p text:style-name="P7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8">– </text:span>Извини, Флаттершай, забылся.</text:p>
      <text:p text:style-name="P81"><text:span text:style-name="T8">– </text:span>Та ладно, я ж не против, – возразила Эпплджек. – Не парься, Флатти. Было б хуже, если б он <text:s/>назвал меня Эпплджек на людях.</text:p>
      <text:p text:style-name="P81"><text:span text:style-name="T8">– </text:span>Ты так... – запнулась Флаттершай. – Так быстро забыла свою ферму. И...</text:p>
      <text:p text:style-name="P81"><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8">– </text:span>Как ты можешь так говорить? – расплакалась Флаттершай.</text:p>
      <text:p text:style-name="P81"><text:span text:style-name="T8">– </text:span>Эй, девушки, не ссорьтесь! Мы — одна команда! И надеюсь, останемся ею и в дальнейшем. </text:p>
      <text:list xml:id="list8339411516162381105" text:style-name="L5">
        <text:list-header>
          <text:p text:style-name="P134"><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8">– </text:span>А если нет? – Эпплджек смотрела мне мне прямо в глаза.</text:p>
      <text:list xml:id="list185543276428680" text:continue-numbering="true" text:style-name="L5">
        <text:list-header>
          <text:p text:style-name="P134">Я молча пожал плечами. Эпплджек уверенно продолжила.</text:p>
        </text:list-header>
      </text:list>
      <text:p text:style-name="P8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8">– </text:span>Спасибо, ЭйДжей.</text:p>
      <text:p text:style-name="P8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541525254244" text:continue-numbering="true" text:style-name="L5">
        <text:list-header>
          <text:p text:style-name="P134">Флаттершай пробормотала нечто, показавшееся мне знакомым.</text:p>
        </text:list-header>
      </text:list>
      <text:p text:style-name="P81"><text:span text:style-name="T8">– </text:span>Флатти, ты что-то сказала? Я не расслышал.</text:p>
      <text:p text:style-name="P81"><text:span text:style-name="T8">– </text:span>Намерение Изменяет Реальность.</text:p>
      <text:p text:style-name="P81"><text:span text:style-name="T8">– </text:span>Эээ. А где ты слышала эту фразу, если не секрет?</text:p>
      <text:p text:style-name="P81"><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541885152073" text:continue-numbering="true" text:style-name="L5">
        <text:list-header>
          <text:p text:style-name="P134">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8">– </text:span>Флатти, ЭйДжей, буду через час. Ждите!</text:p>
      <text:p text:style-name="P76"/>
      <text:h text:style-name="P141" text:outline-level="2">Почти.</text:h>
      <text:p text:style-name="P90"/>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8">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41" text:outline-level="2">Дискорд</text:h>
      <text:p text:style-name="P92"/>
      <text:p text:style-name="P90">Девушки поспешно собирались, пока я растолковывал им задачу.</text:p>
      <text:p text:style-name="P90"><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8">– </text:span>Это тот твой приятель, который разбился с полгода назад? – спросила Эпплджек.</text:p>
      <text:p text:style-name="P90"><text:span text:style-name="T8">– </text:span>Да, это он.</text:p>
      <text:p text:style-name="P90"><text:span text:style-name="T8">– </text:span>А как мы попадём в его квартиру? Там сейчас кто-то живёт? – Флаттершай прыгала на одной ноге, натягивая кед.</text:p>
      <text:p text:style-name="P9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8">– </text:span>Макс, что случилось? У нас проблемы?</text:p>
      <text:p text:style-name="P9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8">– </text:span>Так что, будем ломать дверь? – Эпплджек критически осмотрелась, подмечая бабулек на лавочке и зевак во внутреннем скверике.</text:p>
      <text:p text:style-name="P91"><text:span text:style-name="T8">– </text:span>Нет нужды. Лучше станьте-ка сзади меня так, чтобы заслонить от этих бабулек и от вооон той камеры наблюдения.</text:p>
      <text:list xml:id="list7629596438964754058" text:style-name="L6">
        <text:list-header>
          <text:p text:style-name="P13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2"><text:span text:style-name="T8">–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2"><text:span text:style-name="T8">– </text:span>Макс, тут окно разбито! И верёвка какая-то висит. – крикнула Флаттершай из кухни.</text:p>
      <text:p text:style-name="P112"><text:span text:style-name="T8">–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8">–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8">– </text:span>Оп-па! – пробормотала Эпплджек. – Нежданчик!</text:p>
      <text:p text:style-name="P112"><text:span text:style-name="T8">– </text:span>Ты, я вижу, времени не терял, – моя рука под прикрытием стола медленно тянулась к тяжёлой фарфоровой кружке, стоящей на краю.</text:p>
      <text:p text:style-name="P9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8">– </text:span>А почему ты вообще решил искать нас тут? – спросила Эпплджек. – Приехал бы домой. Мы б тебя чаем напоили.</text:p>
      <text:p text:style-name="P93"><text:span text:style-name="T8">–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oft-page-break/><text:span text:style-name="T8">– </text:span>С кем это вы тут разговариваете?</text:p>
      <text:list xml:id="list8927156393773266429"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42" text:outline-level="2">Селестия</text:h>
      <text:p text:style-name="P112"/>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text:soft-page-break/>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text:soft-page-break/>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3">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5">– И что? – продолжила его мысль Эпплджек.</text:p>
      <text:p text:style-name="P105">–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text:soft-page-break/>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1"/>
      <text:h text:style-name="P142"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text:soft-page-break/>–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8">–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6">старом аналоговом телевизоре.</text:span></text:p>
      <text:p text:style-name="P83">Ко мне наконец-то пришло понимание ситуации.</text:p>
      <text:p text:style-name="P8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20">–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8">&lt;</text:span>упомянуть в эпизоде на Терре, что МЛП-сериал закрылся год назад<text:span text:style-name="T8">&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text:p text:style-name="P81"/>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3">– Верни Рэйнбоу!!!</text:p>
      <text:p text:style-name="P83">Обломки карандаша выпали из кулака Анакорна на столик.</text:p>
      <text:p text:style-name="P83">– Э-э-э… м-м-м… ну-у-у... Нельзя сказать, что это совсем невыполнимо… Но, прямо скажу, задачка не для студента!</text:p>
      <text:p text:style-name="P83">– А ты студент?</text:p>
      <text:p text:style-name="P8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3">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3">– Нет. Плата остаётся неизменной. Тут мы квиты. У меня тоже мало шансов помочь тебе — я не имею ни малейшего понятия, как это сделать.</text:p>
      <text:p text:style-name="P83">Ставшие почти прозрачными стены комнаты снова обрели материальность. Анакорн пожал плечами и протянул мне руку через столик.</text:p>
      <text:p text:style-name="P8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3">Я задумался.</text:p>
      <text:p text:style-name="P8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3">Анакорн почесал в затылке.</text:p>
      <text:p text:style-name="P83">– А кьютимарки? Как, <text:span text:style-name="T8">&lt;</text:span><text:span text:style-name="T52">чёрт</text:span><text:span text:style-name="T8">&gt;</text:span> меня побери, объяснить кьютимарки?</text:p>
      <text:p text:style-name="P83">– А кьютимарки ты сам даришь пони, когда распознаёшь их жизненное предназначение.</text:p>
      <text:p text:style-name="P8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3">Я пожал плечами.</text:p>
      <text:p text:style-name="P83">–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text:soft-page-break/>–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6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11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pan text:style-name="T8">–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8">–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text:p>
      <text:p text:style-name="P78">Он старался тебя рассмешить и показать себя с лучшей стороны. К сожалению, надлого его не хватило — к твоему прибытию он был на грани...</text:p>
      <text:p text:style-name="P81">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4">–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text:soft-page-break/>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5">&lt;<text:span text:style-name="T1">- Но если миры Эквестрии станут существовать — появятся и те из них, в которых тьма страданий, постапокалипсис.</text:span></text:p>
      <text:p text:style-name="P85"><text:span text:style-name="T1">- И это лучше, чем не существовать, поверь</text:span>&gt;</text:p>
      <text:p text:style-name="P82">***</text:p>
      <text:p text:style-name="P82"/>
      <text:p text:style-name="P8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1"/>
      <text:p text:style-name="P81">–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22">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1">–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5"><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8813558286721598437" text:style-name="L8">
        <text:list-header>
          <text:p text:style-name="P136">(<text:span text:style-name="T54">Луна — как повелительница снов, слышала разговор Макса с Анакорном</text:span>)</text:p>
          <text:p text:style-name="P137"/>
        </text:list-header>
      </text:list>
      <text:p text:style-name="P102">***</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6">Я опустил руку на шею Дэш и ощутил теплоту и лёгкое покалывание в пустоте.</text:p>
      <text:p text:style-name="P76"><text:span text:style-name="T8">–</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42" text:outline-level="2">Земля</text:h>
      <text:p text:style-name="P79">Музыкальная тема из бегущего по лезвию бритвы — <text:span text:style-name="T8">Mission impossible</text:span></text:p>
      <text:p text:style-name="P80">&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6"/>
      <text:p text:style-name="P76"/>
      <text:p text:style-name="P76"/>
      <text:p text:style-name="P77"><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text:soft-page-break/></text:p>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5T18:54:28.723000000</dc:date>
    <meta:editing-duration>P77DT21H53M7S</meta:editing-duration>
    <meta:editing-cycles>4030</meta:editing-cycles>
    <meta:generator>LibreOffice/5.1.0.3$Windows_x86 LibreOffice_project/5e3e00a007d9b3b6efb6797a8b8e57b51ab1f737</meta:generator>
    <meta:document-statistic meta:table-count="0" meta:image-count="0" meta:object-count="0" meta:page-count="150" meta:paragraph-count="3055" meta:word-count="69221" meta:character-count="460594" meta:non-whitespace-character-count="391112"/>
  </office:meta>
</office:document-meta>
</file>